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calculation-settings table:case-sensitive="false"/>
      <table:table table:name="Arkusz1" table:style-name="ta1" table:print="false">
        <table:table-column table:style-name="co1" table:number-columns-repeated="1024" table:default-cell-style-name="ce1"/>
        <table:table-row table:style-name="ro2">
          <table:table-cell office:value-type="float" office:value="1">
            <text:p>1,0000</text:p>
          </table:table-cell>
          <table:table-cell table:number-columns-repeated="4"/>
          <table:table-cell office:value-type="string">
            <text:p>mA</text:p>
          </table:table-cell>
          <table:table-cell office:value-type="string">
            <text:p>niep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office:value-type="float" office:value="30">
            <text:p>30,0000</text:p>
          </table:table-cell>
          <table:table-cell office:value-type="float" office:value="10">
            <text:p>10,0000</text:p>
          </table:table-cell>
          <table:table-cell office:value-type="float" office:value="0.2">
            <text:p>0,2000</text:p>
          </table:table-cell>
          <table:table-cell table:formula="of:=[.C2]*[.E2]" office:value-type="float" office:value="6">
            <text:p>6,0000</text:p>
          </table:table-cell>
          <table:table-cell table:formula="of:=SQRT((([.D2]+2.5)/100)^2+([.E2])^2/3)" office:value-type="float" office:value="0.170171482138851">
            <text:p>0,1702</text:p>
          </table:table-cell>
          <table:table-cell table:number-columns-repeated="2"/>
          <table:table-cell table:style-name="ce2" office:value-type="float" office:value="5">
            <text:p>5</text:p>
          </table:table-cell>
          <table:table-cell office:value-type="float" office:value="6">
            <text:p>6,0000</text:p>
          </table:table-cell>
          <table:table-cell office:value-type="float" office:value="0.170171482138851">
            <text:p>0,1702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10">
            <text:p>10</text:p>
          </table:table-cell>
          <table:table-cell office:value-type="float" office:value="32">
            <text:p>32,0000</text:p>
          </table:table-cell>
          <table:table-cell office:value-type="float" office:value="10">
            <text:p>10,0000</text:p>
          </table:table-cell>
          <table:table-cell office:value-type="float" office:value="0.2">
            <text:p>0,2000</text:p>
          </table:table-cell>
          <table:table-cell table:formula="of:=[.C3]*[.E3]" office:value-type="float" office:value="6.4">
            <text:p>6,4000</text:p>
          </table:table-cell>
          <table:table-cell table:formula="of:=SQRT((([.D3]+2.5)/100)^2+([.E3])^2/3)" office:value-type="float" office:value="0.170171482138851">
            <text:p>0,1702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office:value-type="float" office:value="6.4">
            <text:p>6,4000</text:p>
          </table:table-cell>
          <table:table-cell office:value-type="float" office:value="0.170171482138851">
            <text:p>0,1702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15">
            <text:p>15</text:p>
          </table:table-cell>
          <table:table-cell office:value-type="float" office:value="30">
            <text:p>30,0000</text:p>
          </table:table-cell>
          <table:table-cell office:value-type="float" office:value="10">
            <text:p>10,0000</text:p>
          </table:table-cell>
          <table:table-cell office:value-type="float" office:value="0.2">
            <text:p>0,2000</text:p>
          </table:table-cell>
          <table:table-cell table:formula="of:=[.C4]*[.E4]" office:value-type="float" office:value="6">
            <text:p>6,0000</text:p>
          </table:table-cell>
          <table:table-cell table:formula="of:=SQRT((([.D4]+2.5)/100)^2+([.E4])^2/3)" office:value-type="float" office:value="0.170171482138851">
            <text:p>0,1702</text:p>
          </table:table-cell>
          <table:table-cell table:number-columns-repeated="2"/>
          <table:table-cell table:style-name="ce2" office:value-type="float" office:value="15">
            <text:p>15</text:p>
          </table:table-cell>
          <table:table-cell office:value-type="float" office:value="6">
            <text:p>6,0000</text:p>
          </table:table-cell>
          <table:table-cell office:value-type="float" office:value="0.170171482138851">
            <text:p>0,1702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20">
            <text:p>20</text:p>
          </table:table-cell>
          <table:table-cell office:value-type="float" office:value="30">
            <text:p>30,0000</text:p>
          </table:table-cell>
          <table:table-cell office:value-type="float" office:value="10">
            <text:p>10,0000</text:p>
          </table:table-cell>
          <table:table-cell office:value-type="float" office:value="0.2">
            <text:p>0,2000</text:p>
          </table:table-cell>
          <table:table-cell table:formula="of:=[.C5]*[.E5]" office:value-type="float" office:value="6">
            <text:p>6,0000</text:p>
          </table:table-cell>
          <table:table-cell table:formula="of:=SQRT((([.D5]+2.5)/100)^2+([.E5])^2/3)" office:value-type="float" office:value="0.170171482138851">
            <text:p>0,1702</text:p>
          </table:table-cell>
          <table:table-cell table:number-columns-repeated="2"/>
          <table:table-cell table:style-name="ce2" office:value-type="float" office:value="20">
            <text:p>20</text:p>
          </table:table-cell>
          <table:table-cell office:value-type="float" office:value="6">
            <text:p>6,0000</text:p>
          </table:table-cell>
          <table:table-cell office:value-type="float" office:value="0.170171482138851">
            <text:p>0,1702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25">
            <text:p>25</text:p>
          </table:table-cell>
          <table:table-cell office:value-type="float" office:value="30">
            <text:p>30,0000</text:p>
          </table:table-cell>
          <table:table-cell office:value-type="float" office:value="10">
            <text:p>10,0000</text:p>
          </table:table-cell>
          <table:table-cell office:value-type="float" office:value="0.2">
            <text:p>0,2000</text:p>
          </table:table-cell>
          <table:table-cell table:formula="of:=[.C6]*[.E6]" office:value-type="float" office:value="6">
            <text:p>6,0000</text:p>
          </table:table-cell>
          <table:table-cell table:formula="of:=SQRT((([.D6]+2.5)/100)^2+([.E6])^2/3)" office:value-type="float" office:value="0.170171482138851">
            <text:p>0,1702</text:p>
          </table:table-cell>
          <table:table-cell table:number-columns-repeated="2"/>
          <table:table-cell table:style-name="ce2" office:value-type="float" office:value="25">
            <text:p>25</text:p>
          </table:table-cell>
          <table:table-cell office:value-type="float" office:value="6">
            <text:p>6,0000</text:p>
          </table:table-cell>
          <table:table-cell office:value-type="float" office:value="0.170171482138851">
            <text:p>0,1702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30">
            <text:p>30</text:p>
          </table:table-cell>
          <table:table-cell office:value-type="float" office:value="28">
            <text:p>28,0000</text:p>
          </table:table-cell>
          <table:table-cell office:value-type="float" office:value="10">
            <text:p>10,0000</text:p>
          </table:table-cell>
          <table:table-cell office:value-type="float" office:value="0.2">
            <text:p>0,2000</text:p>
          </table:table-cell>
          <table:table-cell table:formula="of:=[.C7]*[.E7]" office:value-type="float" office:value="5.6">
            <text:p>5,6000</text:p>
          </table:table-cell>
          <table:table-cell table:formula="of:=SQRT((([.D7]+2.5)/100)^2+([.E7])^2/3)" office:value-type="float" office:value="0.170171482138851">
            <text:p>0,1702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 office:value-type="float" office:value="5.6">
            <text:p>5,6000</text:p>
          </table:table-cell>
          <table:table-cell office:value-type="float" office:value="0.170171482138851">
            <text:p>0,1702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float" office:value="35">
            <text:p>35</text:p>
          </table:table-cell>
          <table:table-cell office:value-type="float" office:value="28">
            <text:p>28,0000</text:p>
          </table:table-cell>
          <table:table-cell office:value-type="float" office:value="10">
            <text:p>10,0000</text:p>
          </table:table-cell>
          <table:table-cell office:value-type="float" office:value="0.2">
            <text:p>0,2000</text:p>
          </table:table-cell>
          <table:table-cell table:formula="of:=[.C8]*[.E8]" office:value-type="float" office:value="5.6">
            <text:p>5,6000</text:p>
          </table:table-cell>
          <table:table-cell table:formula="of:=SQRT((([.D8]+2.5)/100)^2+([.E8])^2/3)" office:value-type="float" office:value="0.170171482138851">
            <text:p>0,1702</text:p>
          </table:table-cell>
          <table:table-cell table:number-columns-repeated="2"/>
          <table:table-cell table:style-name="ce2" office:value-type="float" office:value="35">
            <text:p>35</text:p>
          </table:table-cell>
          <table:table-cell office:value-type="float" office:value="5.6">
            <text:p>5,6000</text:p>
          </table:table-cell>
          <table:table-cell office:value-type="float" office:value="0.170171482138851">
            <text:p>0,170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40">
            <text:p>40</text:p>
          </table:table-cell>
          <table:table-cell office:value-type="float" office:value="26">
            <text:p>26,0000</text:p>
          </table:table-cell>
          <table:table-cell office:value-type="float" office:value="10">
            <text:p>10,0000</text:p>
          </table:table-cell>
          <table:table-cell office:value-type="float" office:value="0.2">
            <text:p>0,2000</text:p>
          </table:table-cell>
          <table:table-cell table:formula="of:=[.C9]*[.E9]" office:value-type="float" office:value="5.2">
            <text:p>5,2000</text:p>
          </table:table-cell>
          <table:table-cell table:formula="of:=SQRT((([.D9]+2.5)/100)^2+([.E9])^2/3)" office:value-type="float" office:value="0.170171482138851">
            <text:p>0,1702</text:p>
          </table:table-cell>
          <table:table-cell table:number-columns-repeated="2"/>
          <table:table-cell table:style-name="ce2" office:value-type="float" office:value="40">
            <text:p>40</text:p>
          </table:table-cell>
          <table:table-cell office:value-type="float" office:value="5.2">
            <text:p>5,2000</text:p>
          </table:table-cell>
          <table:table-cell office:value-type="float" office:value="0.170171482138851">
            <text:p>0,170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45">
            <text:p>45</text:p>
          </table:table-cell>
          <table:table-cell office:value-type="float" office:value="24">
            <text:p>24,0000</text:p>
          </table:table-cell>
          <table:table-cell office:value-type="float" office:value="10">
            <text:p>10,0000</text:p>
          </table:table-cell>
          <table:table-cell office:value-type="float" office:value="0.2">
            <text:p>0,2000</text:p>
          </table:table-cell>
          <table:table-cell table:formula="of:=[.C10]*[.E10]" office:value-type="float" office:value="4.8">
            <text:p>4,8000</text:p>
          </table:table-cell>
          <table:table-cell table:formula="of:=SQRT((([.D10]+2.5)/100)^2+([.E10])^2/3)" office:value-type="float" office:value="0.170171482138851">
            <text:p>0,1702</text:p>
          </table:table-cell>
          <table:table-cell table:number-columns-repeated="2"/>
          <table:table-cell table:style-name="ce2" office:value-type="float" office:value="45">
            <text:p>45</text:p>
          </table:table-cell>
          <table:table-cell office:value-type="float" office:value="4.8">
            <text:p>4,8000</text:p>
          </table:table-cell>
          <table:table-cell office:value-type="float" office:value="0.170171482138851">
            <text:p>0,170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50">
            <text:p>50</text:p>
          </table:table-cell>
          <table:table-cell office:value-type="float" office:value="22">
            <text:p>22,0000</text:p>
          </table:table-cell>
          <table:table-cell office:value-type="float" office:value="10">
            <text:p>10,0000</text:p>
          </table:table-cell>
          <table:table-cell office:value-type="float" office:value="0.2">
            <text:p>0,2000</text:p>
          </table:table-cell>
          <table:table-cell table:formula="of:=[.C11]*[.E11]" office:value-type="float" office:value="4.4">
            <text:p>4,4000</text:p>
          </table:table-cell>
          <table:table-cell table:formula="of:=SQRT((([.D11]+2.5)/100)^2+([.E11])^2/3)" office:value-type="float" office:value="0.170171482138851">
            <text:p>0,1702</text:p>
          </table:table-cell>
          <table:table-cell table:number-columns-repeated="2"/>
          <table:table-cell table:style-name="ce2" office:value-type="float" office:value="50">
            <text:p>50</text:p>
          </table:table-cell>
          <table:table-cell office:value-type="float" office:value="4.4">
            <text:p>4,4000</text:p>
          </table:table-cell>
          <table:table-cell office:value-type="float" office:value="0.170171482138851">
            <text:p>0,170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55">
            <text:p>55</text:p>
          </table:table-cell>
          <table:table-cell office:value-type="float" office:value="20">
            <text:p>20,0000</text:p>
          </table:table-cell>
          <table:table-cell office:value-type="float" office:value="10">
            <text:p>10,0000</text:p>
          </table:table-cell>
          <table:table-cell office:value-type="float" office:value="0.2">
            <text:p>0,2000</text:p>
          </table:table-cell>
          <table:table-cell table:formula="of:=[.C12]*[.E12]" office:value-type="float" office:value="4">
            <text:p>4,0000</text:p>
          </table:table-cell>
          <table:table-cell table:formula="of:=SQRT((([.D12]+2.5)/100)^2+([.E12])^2/3)" office:value-type="float" office:value="0.170171482138851">
            <text:p>0,1702</text:p>
          </table:table-cell>
          <table:table-cell table:number-columns-repeated="2"/>
          <table:table-cell table:style-name="ce2" office:value-type="float" office:value="55">
            <text:p>55</text:p>
          </table:table-cell>
          <table:table-cell office:value-type="float" office:value="4">
            <text:p>4,0000</text:p>
          </table:table-cell>
          <table:table-cell office:value-type="float" office:value="0.170171482138851">
            <text:p>0,170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60">
            <text:p>60</text:p>
          </table:table-cell>
          <table:table-cell office:value-type="float" office:value="18">
            <text:p>18,0000</text:p>
          </table:table-cell>
          <table:table-cell office:value-type="float" office:value="10">
            <text:p>10,0000</text:p>
          </table:table-cell>
          <table:table-cell office:value-type="float" office:value="0.2">
            <text:p>0,2000</text:p>
          </table:table-cell>
          <table:table-cell table:formula="of:=[.C13]*[.E13]" office:value-type="float" office:value="3.6">
            <text:p>3,6000</text:p>
          </table:table-cell>
          <table:table-cell table:formula="of:=SQRT((([.D13]+2.5)/100)^2+([.E13])^2/3)" office:value-type="float" office:value="0.170171482138851">
            <text:p>0,1702</text:p>
          </table:table-cell>
          <table:table-cell table:number-columns-repeated="2"/>
          <table:table-cell table:style-name="ce2" office:value-type="float" office:value="60">
            <text:p>60</text:p>
          </table:table-cell>
          <table:table-cell office:value-type="float" office:value="3.6">
            <text:p>3,6000</text:p>
          </table:table-cell>
          <table:table-cell office:value-type="float" office:value="0.170171482138851">
            <text:p>0,170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65">
            <text:p>65</text:p>
          </table:table-cell>
          <table:table-cell office:value-type="float" office:value="16">
            <text:p>16,0000</text:p>
          </table:table-cell>
          <table:table-cell office:value-type="float" office:value="10">
            <text:p>10,0000</text:p>
          </table:table-cell>
          <table:table-cell office:value-type="float" office:value="0.2">
            <text:p>0,2000</text:p>
          </table:table-cell>
          <table:table-cell table:formula="of:=[.C14]*[.E14]" office:value-type="float" office:value="3.2">
            <text:p>3,2000</text:p>
          </table:table-cell>
          <table:table-cell table:formula="of:=SQRT((([.D14]+2.5)/100)^2+([.E14])^2/3)" office:value-type="float" office:value="0.170171482138851">
            <text:p>0,1702</text:p>
          </table:table-cell>
          <table:table-cell table:number-columns-repeated="2"/>
          <table:table-cell table:style-name="ce2" office:value-type="float" office:value="65">
            <text:p>65</text:p>
          </table:table-cell>
          <table:table-cell office:value-type="float" office:value="3.2">
            <text:p>3,2000</text:p>
          </table:table-cell>
          <table:table-cell office:value-type="float" office:value="0.170171482138851">
            <text:p>0,170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70">
            <text:p>70</text:p>
          </table:table-cell>
          <table:table-cell table:number-columns-repeated="2" office:value-type="float" office:value="10">
            <text:p>10,0000</text:p>
          </table:table-cell>
          <table:table-cell office:value-type="float" office:value="0.2">
            <text:p>0,2000</text:p>
          </table:table-cell>
          <table:table-cell table:formula="of:=[.C15]*[.E15]" office:value-type="float" office:value="2">
            <text:p>2,0000</text:p>
          </table:table-cell>
          <table:table-cell table:formula="of:=SQRT((([.D15]+2.5)/100)^2+([.E15])^2/3)" office:value-type="float" office:value="0.170171482138851">
            <text:p>0,1702</text:p>
          </table:table-cell>
          <table:table-cell table:number-columns-repeated="2"/>
          <table:table-cell table:style-name="ce2" office:value-type="float" office:value="70">
            <text:p>70</text:p>
          </table:table-cell>
          <table:table-cell office:value-type="float" office:value="2">
            <text:p>2,0000</text:p>
          </table:table-cell>
          <table:table-cell office:value-type="float" office:value="0.170171482138851">
            <text:p>0,170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75">
            <text:p>75</text:p>
          </table:table-cell>
          <table:table-cell office:value-type="float" office:value="8">
            <text:p>8,0000</text:p>
          </table:table-cell>
          <table:table-cell office:value-type="float" office:value="10">
            <text:p>10,0000</text:p>
          </table:table-cell>
          <table:table-cell office:value-type="float" office:value="0.2">
            <text:p>0,2000</text:p>
          </table:table-cell>
          <table:table-cell table:formula="of:=[.C16]*[.E16]" office:value-type="float" office:value="1.6">
            <text:p>1,6000</text:p>
          </table:table-cell>
          <table:table-cell table:formula="of:=SQRT((([.D16]+2.5)/100)^2+([.E16])^2/3)" office:value-type="float" office:value="0.170171482138851">
            <text:p>0,1702</text:p>
          </table:table-cell>
          <table:table-cell table:number-columns-repeated="2"/>
          <table:table-cell table:style-name="ce2" office:value-type="float" office:value="75">
            <text:p>75</text:p>
          </table:table-cell>
          <table:table-cell office:value-type="float" office:value="1.6">
            <text:p>1,6000</text:p>
          </table:table-cell>
          <table:table-cell office:value-type="float" office:value="0.170171482138851">
            <text:p>0,170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80">
            <text:p>80</text:p>
          </table:table-cell>
          <table:table-cell office:value-type="float" office:value="6">
            <text:p>6,0000</text:p>
          </table:table-cell>
          <table:table-cell office:value-type="float" office:value="10">
            <text:p>10,0000</text:p>
          </table:table-cell>
          <table:table-cell office:value-type="float" office:value="0.2">
            <text:p>0,2000</text:p>
          </table:table-cell>
          <table:table-cell table:formula="of:=[.C17]*[.E17]" office:value-type="float" office:value="1.2">
            <text:p>1,2000</text:p>
          </table:table-cell>
          <table:table-cell table:formula="of:=SQRT((([.D17]+2.5)/100)^2+([.E17])^2/3)" office:value-type="float" office:value="0.170171482138851">
            <text:p>0,1702</text:p>
          </table:table-cell>
          <table:table-cell table:number-columns-repeated="2"/>
          <table:table-cell table:style-name="ce2" office:value-type="float" office:value="80">
            <text:p>80</text:p>
          </table:table-cell>
          <table:table-cell office:value-type="float" office:value="1.2">
            <text:p>1,2000</text:p>
          </table:table-cell>
          <table:table-cell office:value-type="float" office:value="0.170171482138851">
            <text:p>0,170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85">
            <text:p>85</text:p>
          </table:table-cell>
          <table:table-cell office:value-type="float" office:value="4">
            <text:p>4,0000</text:p>
          </table:table-cell>
          <table:table-cell office:value-type="float" office:value="3">
            <text:p>3,0000</text:p>
          </table:table-cell>
          <table:table-cell office:value-type="float" office:value="0.05">
            <text:p>0,0500</text:p>
          </table:table-cell>
          <table:table-cell table:formula="of:=[.C18]*[.E18]" office:value-type="float" office:value="0.2">
            <text:p>0,2000</text:p>
          </table:table-cell>
          <table:table-cell table:formula="of:=SQRT((([.D18]+2.5)/100)^2+([.E18])^2/3)" office:value-type="float" office:value="0.0621154838452808">
            <text:p>0,0621</text:p>
          </table:table-cell>
          <table:table-cell table:number-columns-repeated="2"/>
          <table:table-cell table:style-name="ce2" office:value-type="float" office:value="85">
            <text:p>85</text:p>
          </table:table-cell>
          <table:table-cell office:value-type="float" office:value="0.2">
            <text:p>0,2000</text:p>
          </table:table-cell>
          <table:table-cell office:value-type="float" office:value="0.0621154838452808">
            <text:p>0,062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90">
            <text:p>90</text:p>
          </table:table-cell>
          <table:table-cell office:value-type="float" office:value="1.5">
            <text:p>1,5000</text:p>
          </table:table-cell>
          <table:table-cell office:value-type="float" office:value="3">
            <text:p>3,0000</text:p>
          </table:table-cell>
          <table:table-cell office:value-type="float" office:value="0.05">
            <text:p>0,0500</text:p>
          </table:table-cell>
          <table:table-cell table:formula="of:=[.C19]*[.E19]" office:value-type="float" office:value="0.075">
            <text:p>0,0750</text:p>
          </table:table-cell>
          <table:table-cell table:formula="of:=SQRT((([.D19]+2.5)/100)^2+([.E19])^2/3)" office:value-type="float" office:value="0.0621154838452808">
            <text:p>0,0621</text:p>
          </table:table-cell>
          <table:table-cell table:number-columns-repeated="2"/>
          <table:table-cell table:style-name="ce2" office:value-type="float" office:value="90">
            <text:p>90</text:p>
          </table:table-cell>
          <table:table-cell office:value-type="float" office:value="0.075">
            <text:p>0,0750</text:p>
          </table:table-cell>
          <table:table-cell office:value-type="float" office:value="0.0621154838452808">
            <text:p>0,062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95">
            <text:p>95</text:p>
          </table:table-cell>
          <table:table-cell office:value-type="float" office:value="7">
            <text:p>7,0000</text:p>
          </table:table-cell>
          <table:table-cell office:value-type="float" office:value="0.3">
            <text:p>0,3000</text:p>
          </table:table-cell>
          <table:table-cell office:value-type="float" office:value="0.005">
            <text:p>0,0050</text:p>
          </table:table-cell>
          <table:table-cell table:formula="of:=[.C20]*[.E20]" office:value-type="float" office:value="0.035">
            <text:p>0,0350</text:p>
          </table:table-cell>
          <table:table-cell table:formula="of:=SQRT((([.D20]+2.5)/100)^2+([.E20])^2/3)" office:value-type="float" office:value="0.0281484161780611">
            <text:p>0,0281</text:p>
          </table:table-cell>
          <table:table-cell table:number-columns-repeated="2"/>
          <table:table-cell table:style-name="ce2" office:value-type="float" office:value="95">
            <text:p>95</text:p>
          </table:table-cell>
          <table:table-cell office:value-type="float" office:value="0.035">
            <text:p>0,0350</text:p>
          </table:table-cell>
          <table:table-cell office:value-type="float" office:value="0.0281484161780611">
            <text:p>0,028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100">
            <text:p>100</text:p>
          </table:table-cell>
          <table:table-cell office:value-type="float" office:value="4">
            <text:p>4,0000</text:p>
          </table:table-cell>
          <table:table-cell office:value-type="float" office:value="0.3">
            <text:p>0,3000</text:p>
          </table:table-cell>
          <table:table-cell office:value-type="float" office:value="0.005">
            <text:p>0,0050</text:p>
          </table:table-cell>
          <table:table-cell table:formula="of:=[.C21]*[.E21]" office:value-type="float" office:value="0.02">
            <text:p>0,0200</text:p>
          </table:table-cell>
          <table:table-cell table:formula="of:=SQRT((([.D21]+2.5)/100)^2+([.E21])^2/3)" office:value-type="float" office:value="0.0281484161780611">
            <text:p>0,0281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office:value-type="float" office:value="0.02">
            <text:p>0,0200</text:p>
          </table:table-cell>
          <table:table-cell office:value-type="float" office:value="0.0281484161780611">
            <text:p>0,028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105">
            <text:p>105</text:p>
          </table:table-cell>
          <table:table-cell office:value-type="float" office:value="11.5">
            <text:p>11,5000</text:p>
          </table:table-cell>
          <table:table-cell office:value-type="float" office:value="0.3">
            <text:p>0,3000</text:p>
          </table:table-cell>
          <table:table-cell office:value-type="float" office:value="0.005">
            <text:p>0,0050</text:p>
          </table:table-cell>
          <table:table-cell table:formula="of:=[.C22]*[.E22]" office:value-type="float" office:value="0.0575">
            <text:p>0,0575</text:p>
          </table:table-cell>
          <table:table-cell table:formula="of:=SQRT((([.D22]+2.5)/100)^2+([.E22])^2/3)" office:value-type="float" office:value="0.0281484161780611">
            <text:p>0,0281</text:p>
          </table:table-cell>
          <table:table-cell table:number-columns-repeated="2"/>
          <table:table-cell table:style-name="ce2" office:value-type="float" office:value="105">
            <text:p>105</text:p>
          </table:table-cell>
          <table:table-cell office:value-type="float" office:value="0.0575">
            <text:p>0,0575</text:p>
          </table:table-cell>
          <table:table-cell office:value-type="float" office:value="0.0281484161780611">
            <text:p>0,028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110">
            <text:p>110</text:p>
          </table:table-cell>
          <table:table-cell table:number-columns-repeated="2" office:value-type="float" office:value="3">
            <text:p>3,0000</text:p>
          </table:table-cell>
          <table:table-cell office:value-type="float" office:value="0.05">
            <text:p>0,0500</text:p>
          </table:table-cell>
          <table:table-cell table:formula="of:=[.C23]*[.E23]" office:value-type="float" office:value="0.15">
            <text:p>0,1500</text:p>
          </table:table-cell>
          <table:table-cell table:formula="of:=SQRT((([.D23]+2.5)/100)^2+([.E23])^2/3)" office:value-type="float" office:value="0.0621154838452808">
            <text:p>0,0621</text:p>
          </table:table-cell>
          <table:table-cell table:number-columns-repeated="2"/>
          <table:table-cell table:style-name="ce2" office:value-type="float" office:value="110">
            <text:p>110</text:p>
          </table:table-cell>
          <table:table-cell office:value-type="float" office:value="0.15">
            <text:p>0,1500</text:p>
          </table:table-cell>
          <table:table-cell office:value-type="float" office:value="0.0621154838452808">
            <text:p>0,062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115">
            <text:p>115</text:p>
          </table:table-cell>
          <table:table-cell office:value-type="float" office:value="5">
            <text:p>5,0000</text:p>
          </table:table-cell>
          <table:table-cell office:value-type="float" office:value="3">
            <text:p>3,0000</text:p>
          </table:table-cell>
          <table:table-cell office:value-type="float" office:value="0.05">
            <text:p>0,0500</text:p>
          </table:table-cell>
          <table:table-cell table:formula="of:=[.C24]*[.E24]" office:value-type="float" office:value="0.25">
            <text:p>0,2500</text:p>
          </table:table-cell>
          <table:table-cell table:formula="of:=SQRT((([.D24]+2.5)/100)^2+([.E24])^2/3)" office:value-type="float" office:value="0.0621154838452808">
            <text:p>0,0621</text:p>
          </table:table-cell>
          <table:table-cell table:number-columns-repeated="2"/>
          <table:table-cell table:style-name="ce2" office:value-type="float" office:value="115">
            <text:p>115</text:p>
          </table:table-cell>
          <table:table-cell office:value-type="float" office:value="0.25">
            <text:p>0,2500</text:p>
          </table:table-cell>
          <table:table-cell office:value-type="float" office:value="0.0621154838452808">
            <text:p>0,062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120">
            <text:p>120</text:p>
          </table:table-cell>
          <table:table-cell office:value-type="float" office:value="8.5">
            <text:p>8,5000</text:p>
          </table:table-cell>
          <table:table-cell office:value-type="float" office:value="3">
            <text:p>3,0000</text:p>
          </table:table-cell>
          <table:table-cell office:value-type="float" office:value="0.05">
            <text:p>0,0500</text:p>
          </table:table-cell>
          <table:table-cell table:formula="of:=[.C25]*[.E25]" office:value-type="float" office:value="0.425">
            <text:p>0,4250</text:p>
          </table:table-cell>
          <table:table-cell table:formula="of:=SQRT((([.D25]+2.5)/100)^2+([.E25])^2/3)" office:value-type="float" office:value="0.0621154838452808">
            <text:p>0,0621</text:p>
          </table:table-cell>
          <table:table-cell table:number-columns-repeated="2"/>
          <table:table-cell table:style-name="ce2" office:value-type="float" office:value="120">
            <text:p>120</text:p>
          </table:table-cell>
          <table:table-cell office:value-type="float" office:value="0.425">
            <text:p>0,4250</text:p>
          </table:table-cell>
          <table:table-cell office:value-type="float" office:value="0.0621154838452808">
            <text:p>0,062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125">
            <text:p>125</text:p>
          </table:table-cell>
          <table:table-cell office:value-type="float" office:value="11.5">
            <text:p>11,5000</text:p>
          </table:table-cell>
          <table:table-cell office:value-type="float" office:value="3">
            <text:p>3,0000</text:p>
          </table:table-cell>
          <table:table-cell office:value-type="float" office:value="0.05">
            <text:p>0,0500</text:p>
          </table:table-cell>
          <table:table-cell table:formula="of:=[.C26]*[.E26]" office:value-type="float" office:value="0.575">
            <text:p>0,5750</text:p>
          </table:table-cell>
          <table:table-cell table:formula="of:=SQRT((([.D26]+2.5)/100)^2+([.E26])^2/3)" office:value-type="float" office:value="0.0621154838452808">
            <text:p>0,0621</text:p>
          </table:table-cell>
          <table:table-cell table:number-columns-repeated="2"/>
          <table:table-cell table:style-name="ce2" office:value-type="float" office:value="125">
            <text:p>125</text:p>
          </table:table-cell>
          <table:table-cell office:value-type="float" office:value="0.575">
            <text:p>0,5750</text:p>
          </table:table-cell>
          <table:table-cell office:value-type="float" office:value="0.0621154838452808">
            <text:p>0,062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130">
            <text:p>130</text:p>
          </table:table-cell>
          <table:table-cell office:value-type="float" office:value="15">
            <text:p>15,0000</text:p>
          </table:table-cell>
          <table:table-cell office:value-type="float" office:value="3">
            <text:p>3,0000</text:p>
          </table:table-cell>
          <table:table-cell office:value-type="float" office:value="0.05">
            <text:p>0,0500</text:p>
          </table:table-cell>
          <table:table-cell table:formula="of:=[.C27]*[.E27]" office:value-type="float" office:value="0.75">
            <text:p>0,7500</text:p>
          </table:table-cell>
          <table:table-cell table:formula="of:=SQRT((([.D27]+2.5)/100)^2+([.E27])^2/3)" office:value-type="float" office:value="0.0621154838452808">
            <text:p>0,0621</text:p>
          </table:table-cell>
          <table:table-cell table:number-columns-repeated="2"/>
          <table:table-cell table:style-name="ce2" office:value-type="float" office:value="130">
            <text:p>130</text:p>
          </table:table-cell>
          <table:table-cell office:value-type="float" office:value="0.75">
            <text:p>0,7500</text:p>
          </table:table-cell>
          <table:table-cell office:value-type="float" office:value="0.0621154838452808">
            <text:p>0,062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135">
            <text:p>135</text:p>
          </table:table-cell>
          <table:table-cell office:value-type="float" office:value="18">
            <text:p>18,0000</text:p>
          </table:table-cell>
          <table:table-cell office:value-type="float" office:value="3">
            <text:p>3,0000</text:p>
          </table:table-cell>
          <table:table-cell office:value-type="float" office:value="0.05">
            <text:p>0,0500</text:p>
          </table:table-cell>
          <table:table-cell table:formula="of:=[.C28]*[.E28]" office:value-type="float" office:value="0.9">
            <text:p>0,9000</text:p>
          </table:table-cell>
          <table:table-cell table:formula="of:=SQRT((([.D28]+2.5)/100)^2+([.E28])^2/3)" office:value-type="float" office:value="0.0621154838452808">
            <text:p>0,0621</text:p>
          </table:table-cell>
          <table:table-cell table:number-columns-repeated="2"/>
          <table:table-cell table:style-name="ce2" office:value-type="float" office:value="135">
            <text:p>135</text:p>
          </table:table-cell>
          <table:table-cell office:value-type="float" office:value="0.9">
            <text:p>0,9000</text:p>
          </table:table-cell>
          <table:table-cell office:value-type="float" office:value="0.0621154838452808">
            <text:p>0,062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140">
            <text:p>140</text:p>
          </table:table-cell>
          <table:table-cell office:value-type="float" office:value="21">
            <text:p>21,0000</text:p>
          </table:table-cell>
          <table:table-cell office:value-type="float" office:value="3">
            <text:p>3,0000</text:p>
          </table:table-cell>
          <table:table-cell office:value-type="float" office:value="0.05">
            <text:p>0,0500</text:p>
          </table:table-cell>
          <table:table-cell table:formula="of:=[.C29]*[.E29]" office:value-type="float" office:value="1.05">
            <text:p>1,0500</text:p>
          </table:table-cell>
          <table:table-cell table:formula="of:=SQRT((([.D29]+2.5)/100)^2+([.E29])^2/3)" office:value-type="float" office:value="0.0621154838452808">
            <text:p>0,0621</text:p>
          </table:table-cell>
          <table:table-cell table:number-columns-repeated="2"/>
          <table:table-cell table:style-name="ce2" office:value-type="float" office:value="140">
            <text:p>140</text:p>
          </table:table-cell>
          <table:table-cell office:value-type="float" office:value="1.05">
            <text:p>1,0500</text:p>
          </table:table-cell>
          <table:table-cell office:value-type="float" office:value="0.0621154838452808">
            <text:p>0,062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145">
            <text:p>145</text:p>
          </table:table-cell>
          <table:table-cell office:value-type="float" office:value="23.5">
            <text:p>23,5000</text:p>
          </table:table-cell>
          <table:table-cell office:value-type="float" office:value="3">
            <text:p>3,0000</text:p>
          </table:table-cell>
          <table:table-cell office:value-type="float" office:value="0.05">
            <text:p>0,0500</text:p>
          </table:table-cell>
          <table:table-cell table:formula="of:=[.C30]*[.E30]" office:value-type="float" office:value="1.175">
            <text:p>1,1750</text:p>
          </table:table-cell>
          <table:table-cell table:formula="of:=SQRT((([.D30]+2.5)/100)^2+([.E30])^2/3)" office:value-type="float" office:value="0.0621154838452808">
            <text:p>0,0621</text:p>
          </table:table-cell>
          <table:table-cell table:number-columns-repeated="2"/>
          <table:table-cell table:style-name="ce2" office:value-type="float" office:value="145">
            <text:p>145</text:p>
          </table:table-cell>
          <table:table-cell office:value-type="float" office:value="1.175">
            <text:p>1,1750</text:p>
          </table:table-cell>
          <table:table-cell office:value-type="float" office:value="0.0621154838452808">
            <text:p>0,062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150">
            <text:p>150</text:p>
          </table:table-cell>
          <table:table-cell office:value-type="float" office:value="25.5">
            <text:p>25,5000</text:p>
          </table:table-cell>
          <table:table-cell office:value-type="float" office:value="3">
            <text:p>3,0000</text:p>
          </table:table-cell>
          <table:table-cell office:value-type="float" office:value="0.05">
            <text:p>0,0500</text:p>
          </table:table-cell>
          <table:table-cell table:formula="of:=[.C31]*[.E31]" office:value-type="float" office:value="1.275">
            <text:p>1,2750</text:p>
          </table:table-cell>
          <table:table-cell table:formula="of:=SQRT((([.D31]+2.5)/100)^2+([.E31])^2/3)" office:value-type="float" office:value="0.0621154838452808">
            <text:p>0,0621</text:p>
          </table:table-cell>
          <table:table-cell table:number-columns-repeated="2"/>
          <table:table-cell table:style-name="ce2" office:value-type="float" office:value="150">
            <text:p>150</text:p>
          </table:table-cell>
          <table:table-cell office:value-type="float" office:value="1.275">
            <text:p>1,2750</text:p>
          </table:table-cell>
          <table:table-cell office:value-type="float" office:value="0.0621154838452808">
            <text:p>0,062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 table:number-columns-repeated="12"/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 office:value-type="float" office:value="2">
            <text:p>2,0000</text:p>
          </table:table-cell>
          <table:table-cell table:number-columns-repeated="11"/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3">
          <table:table-cell/>
          <table:table-cell office:value-type="string">
            <text:p>alfa</text:p>
          </table:table-cell>
          <table:table-cell office:value-type="string">
            <text:p>beta</text:p>
          </table:table-cell>
          <table:table-cell office:value-type="string">
            <text:p>niep</text:p>
          </table:table-cell>
          <table:table-cell office:value-type="string">
            <text:p>alfa</text:p>
          </table:table-cell>
          <table:table-cell office:value-type="string">
            <text:p>beta</text:p>
          </table:table-cell>
          <table:table-cell office:value-type="string">
            <text:p>sin a</text:p>
          </table:table-cell>
          <table:table-cell table:style-name="Default" office:value-type="string">
            <text:p>sinb </text:p>
          </table:table-cell>
          <table:table-cell office:value-type="string">
            <text:p>niep sin a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6">
            <text:p>6</text:p>
          </table:table-cell>
          <table:table-cell table:formula="of:=1*PI()/180" office:value-type="float" office:value="0.0174532925199433">
            <text:p>0,0175</text:p>
          </table:table-cell>
          <table:table-cell table:formula="of:=[.B35]*PI()/180" office:value-type="float" office:value="0.174532925199433">
            <text:p>0,1745</text:p>
          </table:table-cell>
          <table:table-cell table:formula="of:=[.C35]*PI()/180" office:value-type="float" office:value="0.10471975511966">
            <text:p>0,1047</text:p>
          </table:table-cell>
          <table:table-cell table:formula="of:=SIN([.E35])" office:value-type="float" office:value="0.17364817766693">
            <text:p>0,1736</text:p>
          </table:table-cell>
          <table:table-cell table:formula="of:=SIN([.F35])" office:value-type="float" office:value="0.104528463267653">
            <text:p>0,1045</text:p>
          </table:table-cell>
          <table:table-cell table:formula="of:=SIN([.D35])" office:value-type="float" office:value="0.0174524064372835">
            <text:p>0,0175</text:p>
          </table:table-cell>
          <table:table-cell table:formula="of:=SIN([.D35])" office:value-type="float" office:value="0.0174524064372835">
            <text:p>0,017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15">
            <text:p>15</text:p>
          </table:table-cell>
          <table:table-cell table:style-name="ce2" office:value-type="float" office:value="9">
            <text:p>9</text:p>
          </table:table-cell>
          <table:table-cell table:formula="of:=1*PI()/180" office:value-type="float" office:value="0.0174532925199433">
            <text:p>0,0175</text:p>
          </table:table-cell>
          <table:table-cell table:formula="of:=[.B36]*PI()/180" office:value-type="float" office:value="0.261799387799149">
            <text:p>0,2618</text:p>
          </table:table-cell>
          <table:table-cell table:formula="of:=[.C36]*PI()/180" office:value-type="float" office:value="0.15707963267949">
            <text:p>0,1571</text:p>
          </table:table-cell>
          <table:table-cell table:formula="of:=SIN([.E36])" office:value-type="float" office:value="0.258819045102521">
            <text:p>0,2588</text:p>
          </table:table-cell>
          <table:table-cell table:formula="of:=SIN([.F36])" office:value-type="float" office:value="0.156434465040231">
            <text:p>0,1564</text:p>
          </table:table-cell>
          <table:table-cell table:formula="of:=SIN([.D36])" office:value-type="float" office:value="0.0174524064372835">
            <text:p>0,0175</text:p>
          </table:table-cell>
          <table:table-cell table:formula="of:=SIN([.D36])" office:value-type="float" office:value="0.0174524064372835">
            <text:p>0,017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20">
            <text:p>20</text:p>
          </table:table-cell>
          <table:table-cell table:style-name="ce2" office:value-type="float" office:value="13">
            <text:p>13</text:p>
          </table:table-cell>
          <table:table-cell table:formula="of:=1*PI()/180" office:value-type="float" office:value="0.0174532925199433">
            <text:p>0,0175</text:p>
          </table:table-cell>
          <table:table-cell table:formula="of:=[.B37]*PI()/180" office:value-type="float" office:value="0.349065850398866">
            <text:p>0,3491</text:p>
          </table:table-cell>
          <table:table-cell table:formula="of:=[.C37]*PI()/180" office:value-type="float" office:value="0.226892802759263">
            <text:p>0,2269</text:p>
          </table:table-cell>
          <table:table-cell table:formula="of:=SIN([.E37])" office:value-type="float" office:value="0.342020143325669">
            <text:p>0,3420</text:p>
          </table:table-cell>
          <table:table-cell table:formula="of:=SIN([.F37])" office:value-type="float" office:value="0.224951054343865">
            <text:p>0,2250</text:p>
          </table:table-cell>
          <table:table-cell table:formula="of:=SIN([.D37])" office:value-type="float" office:value="0.0174524064372835">
            <text:p>0,0175</text:p>
          </table:table-cell>
          <table:table-cell table:formula="of:=SIN([.D37])" office:value-type="float" office:value="0.0174524064372835">
            <text:p>0,017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table-cell/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  <table:table-cell table:formula="of:=1*PI()/180" office:value-type="float" office:value="0.0174532925199433">
            <text:p>0,0175</text:p>
          </table:table-cell>
          <table:table-cell table:formula="of:=[.B38]*PI()/180" office:value-type="float" office:value="0.436332312998582">
            <text:p>0,4363</text:p>
          </table:table-cell>
          <table:table-cell table:formula="of:=[.C38]*PI()/180" office:value-type="float" office:value="0.279252680319093">
            <text:p>0,2793</text:p>
          </table:table-cell>
          <table:table-cell table:formula="of:=SIN([.E38])" office:value-type="float" office:value="0.422618261740699">
            <text:p>0,4226</text:p>
          </table:table-cell>
          <table:table-cell table:formula="of:=SIN([.F38])" office:value-type="float" office:value="0.275637355816999">
            <text:p>0,2756</text:p>
          </table:table-cell>
          <table:table-cell table:formula="of:=SIN([.D38])" office:value-type="float" office:value="0.0174524064372835">
            <text:p>0,0175</text:p>
          </table:table-cell>
          <table:table-cell table:formula="of:=SIN([.D38])" office:value-type="float" office:value="0.0174524064372835">
            <text:p>0,0175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float" office:value="30">
            <text:p>30</text:p>
          </table:table-cell>
          <table:table-cell table:style-name="ce2" office:value-type="float" office:value="19">
            <text:p>19</text:p>
          </table:table-cell>
          <table:table-cell table:formula="of:=1*PI()/180" office:value-type="float" office:value="0.0174532925199433">
            <text:p>0,0175</text:p>
          </table:table-cell>
          <table:table-cell table:formula="of:=[.B39]*PI()/180" office:value-type="float" office:value="0.523598775598299">
            <text:p>0,5236</text:p>
          </table:table-cell>
          <table:table-cell table:formula="of:=[.C39]*PI()/180" office:value-type="float" office:value="0.331612557878923">
            <text:p>0,3316</text:p>
          </table:table-cell>
          <table:table-cell table:formula="of:=SIN([.E39])" office:value-type="float" office:value="0.5">
            <text:p>0,5000</text:p>
          </table:table-cell>
          <table:table-cell table:formula="of:=SIN([.F39])" office:value-type="float" office:value="0.325568154457157">
            <text:p>0,3256</text:p>
          </table:table-cell>
          <table:table-cell table:formula="of:=SIN([.D39])" office:value-type="float" office:value="0.0174524064372835">
            <text:p>0,0175</text:p>
          </table:table-cell>
          <table:table-cell table:formula="of:=SIN([.D39])" office:value-type="float" office:value="0.0174524064372835">
            <text:p>0,0175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float" office:value="35">
            <text:p>35</text:p>
          </table:table-cell>
          <table:table-cell table:style-name="ce2" office:value-type="float" office:value="22">
            <text:p>22</text:p>
          </table:table-cell>
          <table:table-cell table:formula="of:=1*PI()/180" office:value-type="float" office:value="0.0174532925199433">
            <text:p>0,0175</text:p>
          </table:table-cell>
          <table:table-cell table:formula="of:=[.B40]*PI()/180" office:value-type="float" office:value="0.610865238198015">
            <text:p>0,6109</text:p>
          </table:table-cell>
          <table:table-cell table:formula="of:=[.C40]*PI()/180" office:value-type="float" office:value="0.383972435438752">
            <text:p>0,3840</text:p>
          </table:table-cell>
          <table:table-cell table:formula="of:=SIN([.E40])" office:value-type="float" office:value="0.573576436351046">
            <text:p>0,5736</text:p>
          </table:table-cell>
          <table:table-cell table:formula="of:=SIN([.F40])" office:value-type="float" office:value="0.374606593415912">
            <text:p>0,3746</text:p>
          </table:table-cell>
          <table:table-cell table:formula="of:=SIN([.D40])" office:value-type="float" office:value="0.0174524064372835">
            <text:p>0,0175</text:p>
          </table:table-cell>
          <table:table-cell table:formula="of:=SIN([.D40])" office:value-type="float" office:value="0.0174524064372835">
            <text:p>0,0175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float" office:value="40">
            <text:p>40</text:p>
          </table:table-cell>
          <table:table-cell table:style-name="ce2" office:value-type="float" office:value="25">
            <text:p>25</text:p>
          </table:table-cell>
          <table:table-cell table:formula="of:=1*PI()/180" office:value-type="float" office:value="0.0174532925199433">
            <text:p>0,0175</text:p>
          </table:table-cell>
          <table:table-cell table:formula="of:=[.B41]*PI()/180" office:value-type="float" office:value="0.698131700797732">
            <text:p>0,6981</text:p>
          </table:table-cell>
          <table:table-cell table:formula="of:=[.C41]*PI()/180" office:value-type="float" office:value="0.436332312998582">
            <text:p>0,4363</text:p>
          </table:table-cell>
          <table:table-cell table:formula="of:=SIN([.E41])" office:value-type="float" office:value="0.642787609686539">
            <text:p>0,6428</text:p>
          </table:table-cell>
          <table:table-cell table:formula="of:=SIN([.F41])" office:value-type="float" office:value="0.422618261740699">
            <text:p>0,4226</text:p>
          </table:table-cell>
          <table:table-cell table:formula="of:=SIN([.D41])" office:value-type="float" office:value="0.0174524064372835">
            <text:p>0,0175</text:p>
          </table:table-cell>
          <table:table-cell table:formula="of:=SIN([.D41])" office:value-type="float" office:value="0.0174524064372835">
            <text:p>0,0175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float" office:value="45">
            <text:p>45</text:p>
          </table:table-cell>
          <table:table-cell table:style-name="ce2" office:value-type="float" office:value="28">
            <text:p>28</text:p>
          </table:table-cell>
          <table:table-cell table:formula="of:=1*PI()/180" office:value-type="float" office:value="0.0174532925199433">
            <text:p>0,0175</text:p>
          </table:table-cell>
          <table:table-cell table:formula="of:=[.B42]*PI()/180" office:value-type="float" office:value="0.785398163397448">
            <text:p>0,7854</text:p>
          </table:table-cell>
          <table:table-cell table:formula="of:=[.C42]*PI()/180" office:value-type="float" office:value="0.488692190558412">
            <text:p>0,4887</text:p>
          </table:table-cell>
          <table:table-cell table:formula="of:=SIN([.E42])" office:value-type="float" office:value="0.707106781186547">
            <text:p>0,7071</text:p>
          </table:table-cell>
          <table:table-cell table:formula="of:=SIN([.F42])" office:value-type="float" office:value="0.469471562785891">
            <text:p>0,4695</text:p>
          </table:table-cell>
          <table:table-cell table:formula="of:=SIN([.D42])" office:value-type="float" office:value="0.0174524064372835">
            <text:p>0,0175</text:p>
          </table:table-cell>
          <table:table-cell table:formula="of:=SIN([.D42])" office:value-type="float" office:value="0.0174524064372835">
            <text:p>0,0175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float" office:value="50">
            <text:p>50</text:p>
          </table:table-cell>
          <table:table-cell table:style-name="ce2" office:value-type="float" office:value="30">
            <text:p>30</text:p>
          </table:table-cell>
          <table:table-cell table:formula="of:=1*PI()/180" office:value-type="float" office:value="0.0174532925199433">
            <text:p>0,0175</text:p>
          </table:table-cell>
          <table:table-cell table:formula="of:=[.B43]*PI()/180" office:value-type="float" office:value="0.872664625997165">
            <text:p>0,8727</text:p>
          </table:table-cell>
          <table:table-cell table:formula="of:=[.C43]*PI()/180" office:value-type="float" office:value="0.523598775598299">
            <text:p>0,5236</text:p>
          </table:table-cell>
          <table:table-cell table:formula="of:=SIN([.E43])" office:value-type="float" office:value="0.766044443118978">
            <text:p>0,7660</text:p>
          </table:table-cell>
          <table:table-cell table:formula="of:=SIN([.F43])" office:value-type="float" office:value="0.5">
            <text:p>0,5000</text:p>
          </table:table-cell>
          <table:table-cell table:formula="of:=SIN([.D43])" office:value-type="float" office:value="0.0174524064372835">
            <text:p>0,0175</text:p>
          </table:table-cell>
          <table:table-cell table:formula="of:=SIN([.D43])" office:value-type="float" office:value="0.0174524064372835">
            <text:p>0,0175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formula="of:=1*PI()/180" office:value-type="float" office:value="0.0174532925199433">
            <text:p>0,0175</text:p>
          </table:table-cell>
          <table:table-cell table:formula="of:=[.B44]*PI()/180" office:value-type="float" office:value="0.959931088596881">
            <text:p>0,9599</text:p>
          </table:table-cell>
          <table:table-cell table:formula="of:=[.C44]*PI()/180" office:value-type="float" office:value="0.558505360638185">
            <text:p>0,5585</text:p>
          </table:table-cell>
          <table:table-cell table:formula="of:=SIN([.E44])" office:value-type="float" office:value="0.819152044288992">
            <text:p>0,8192</text:p>
          </table:table-cell>
          <table:table-cell table:formula="of:=SIN([.F44])" office:value-type="float" office:value="0.529919264233205">
            <text:p>0,5299</text:p>
          </table:table-cell>
          <table:table-cell table:formula="of:=SIN([.D44])" office:value-type="float" office:value="0.0174524064372835">
            <text:p>0,0175</text:p>
          </table:table-cell>
          <table:table-cell table:formula="of:=SIN([.D44])" office:value-type="float" office:value="0.0174524064372835">
            <text:p>0,0175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float" office:value="60">
            <text:p>60</text:p>
          </table:table-cell>
          <table:table-cell table:style-name="ce2" office:value-type="float" office:value="34">
            <text:p>34</text:p>
          </table:table-cell>
          <table:table-cell table:formula="of:=2*PI()/180" office:value-type="float" office:value="0.0349065850398866">
            <text:p>0,0349</text:p>
          </table:table-cell>
          <table:table-cell table:formula="of:=[.B45]*PI()/180" office:value-type="float" office:value="1.0471975511966">
            <text:p>1,0472</text:p>
          </table:table-cell>
          <table:table-cell table:formula="of:=[.C45]*PI()/180" office:value-type="float" office:value="0.593411945678072">
            <text:p>0,5934</text:p>
          </table:table-cell>
          <table:table-cell table:formula="of:=SIN([.E45])" office:value-type="float" office:value="0.866025403784439">
            <text:p>0,8660</text:p>
          </table:table-cell>
          <table:table-cell table:formula="of:=SIN([.F45])" office:value-type="float" office:value="0.559192903470747">
            <text:p>0,5592</text:p>
          </table:table-cell>
          <table:table-cell table:formula="of:=SIN([.D45])" office:value-type="float" office:value="0.034899496702501">
            <text:p>0,0349</text:p>
          </table:table-cell>
          <table:table-cell table:formula="of:=SIN([.D45])" office:value-type="float" office:value="0.034899496702501">
            <text:p>0,0349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float" office:value="65">
            <text:p>65</text:p>
          </table:table-cell>
          <table:table-cell table:style-name="ce2" office:value-type="float" office:value="36">
            <text:p>36</text:p>
          </table:table-cell>
          <table:table-cell table:formula="of:=2*PI()/180" office:value-type="float" office:value="0.0349065850398866">
            <text:p>0,0349</text:p>
          </table:table-cell>
          <table:table-cell table:formula="of:=[.B46]*PI()/180" office:value-type="float" office:value="1.13446401379631">
            <text:p>1,1345</text:p>
          </table:table-cell>
          <table:table-cell table:formula="of:=[.C46]*PI()/180" office:value-type="float" office:value="0.628318530717959">
            <text:p>0,6283</text:p>
          </table:table-cell>
          <table:table-cell table:formula="of:=SIN([.E46])" office:value-type="float" office:value="0.90630778703665">
            <text:p>0,9063</text:p>
          </table:table-cell>
          <table:table-cell table:formula="of:=SIN([.F46])" office:value-type="float" office:value="0.587785252292473">
            <text:p>0,5878</text:p>
          </table:table-cell>
          <table:table-cell table:formula="of:=SIN([.D46])" office:value-type="float" office:value="0.034899496702501">
            <text:p>0,0349</text:p>
          </table:table-cell>
          <table:table-cell table:formula="of:=SIN([.D46])" office:value-type="float" office:value="0.034899496702501">
            <text:p>0,0349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float" office:value="70">
            <text:p>70</text:p>
          </table:table-cell>
          <table:table-cell table:style-name="ce2" office:value-type="float" office:value="37">
            <text:p>37</text:p>
          </table:table-cell>
          <table:table-cell table:formula="of:=3*PI()/180" office:value-type="float" office:value="0.0523598775598299">
            <text:p>0,0524</text:p>
          </table:table-cell>
          <table:table-cell table:formula="of:=[.B47]*PI()/180" office:value-type="float" office:value="1.22173047639603">
            <text:p>1,2217</text:p>
          </table:table-cell>
          <table:table-cell table:formula="of:=[.C47]*PI()/180" office:value-type="float" office:value="0.645771823237902">
            <text:p>0,6458</text:p>
          </table:table-cell>
          <table:table-cell table:formula="of:=SIN([.E47])" office:value-type="float" office:value="0.939692620785908">
            <text:p>0,9397</text:p>
          </table:table-cell>
          <table:table-cell table:formula="of:=SIN([.F47])" office:value-type="float" office:value="0.601815023152048">
            <text:p>0,6018</text:p>
          </table:table-cell>
          <table:table-cell table:formula="of:=SIN([.D47])" office:value-type="float" office:value="0.0523359562429438">
            <text:p>0,0523</text:p>
          </table:table-cell>
          <table:table-cell table:formula="of:=SIN([.D47])" office:value-type="float" office:value="0.0523359562429438">
            <text:p>0,0523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float" office:value="75">
            <text:p>75</text:p>
          </table:table-cell>
          <table:table-cell table:style-name="ce2" office:value-type="float" office:value="38">
            <text:p>38</text:p>
          </table:table-cell>
          <table:table-cell table:formula="of:=3*PI()/180" office:value-type="float" office:value="0.0523598775598299">
            <text:p>0,0524</text:p>
          </table:table-cell>
          <table:table-cell table:formula="of:=[.B48]*PI()/180" office:value-type="float" office:value="1.30899693899575">
            <text:p>1,3090</text:p>
          </table:table-cell>
          <table:table-cell table:formula="of:=[.C48]*PI()/180" office:value-type="float" office:value="0.663225115757845">
            <text:p>0,6632</text:p>
          </table:table-cell>
          <table:table-cell table:formula="of:=SIN([.E48])" office:value-type="float" office:value="0.965925826289068">
            <text:p>0,9659</text:p>
          </table:table-cell>
          <table:table-cell table:formula="of:=SIN([.F48])" office:value-type="float" office:value="0.615661475325658">
            <text:p>0,6157</text:p>
          </table:table-cell>
          <table:table-cell table:formula="of:=SIN([.D48])" office:value-type="float" office:value="0.0523359562429438">
            <text:p>0,0523</text:p>
          </table:table-cell>
          <table:table-cell table:formula="of:=SIN([.D48])" office:value-type="float" office:value="0.0523359562429438">
            <text:p>0,0523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float" office:value="80">
            <text:p>80</text:p>
          </table:table-cell>
          <table:table-cell table:style-name="ce2" office:value-type="float" office:value="37">
            <text:p>37</text:p>
          </table:table-cell>
          <table:table-cell table:formula="of:=4*PI()/180" office:value-type="float" office:value="0.0698131700797732">
            <text:p>0,0698</text:p>
          </table:table-cell>
          <table:table-cell table:formula="of:=[.B49]*PI()/180" office:value-type="float" office:value="1.39626340159546">
            <text:p>1,3963</text:p>
          </table:table-cell>
          <table:table-cell table:formula="of:=[.C49]*PI()/180" office:value-type="float" office:value="0.645771823237902">
            <text:p>0,6458</text:p>
          </table:table-cell>
          <table:table-cell table:formula="of:=SIN([.E49])" office:value-type="float" office:value="0.984807753012208">
            <text:p>0,9848</text:p>
          </table:table-cell>
          <table:table-cell table:formula="of:=SIN([.F49])" office:value-type="float" office:value="0.601815023152048">
            <text:p>0,6018</text:p>
          </table:table-cell>
          <table:table-cell table:formula="of:=SIN([.D49])" office:value-type="float" office:value="0.0697564737441253">
            <text:p>0,0698</text:p>
          </table:table-cell>
          <table:table-cell table:formula="of:=SIN([.D49])" office:value-type="float" office:value="0.0697564737441253">
            <text:p>0,0698</text:p>
          </table:table-cell>
          <table:table-cell table:number-columns-repeated="1014"/>
        </table:table-row>
        <table:table-row table:style-name="ro2" table:number-rows-repeated="65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05.12.2011</text:date>, <text:time>16:57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Król</meta:initial-creator>
    <meta:creation-date>2011-12-03T22:16:00.01</meta:creation-date>
    <dc:date>2011-12-05T16:57:41.89</dc:date>
    <dc:creator>Jakub Król</dc:creator>
    <meta:editing-duration>PT02H01M04S</meta:editing-duration>
    <meta:editing-cycles>4</meta:editing-cycles>
    <meta:generator>OpenOffice.org/3.2$Win32 OpenOffice.org_project/320m18$Build-9502</meta:generator>
    <meta:document-statistic meta:table-count="3" meta:cell-count="417" meta:object-count="0"/>
  </office:meta>
</office:document-meta>
</file>